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7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8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0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P1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1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7bedd" style:font-name-asian="Times New Roman" style:font-size-asian="12pt" style:font-size-complex="12pt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1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7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17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18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6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37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38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9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2c56e0" style:font-style-asian="normal" style:font-style-complex="normal"/>
    </style:style>
    <style:style style:name="T42" style:family="text">
      <style:text-properties fo:font-style="normal" officeooo:rsid="002ed69d" style:font-style-asian="normal" style:font-style-complex="normal"/>
    </style:style>
    <style:style style:name="T43" style:family="text">
      <style:text-properties fo:font-style="normal" officeooo:rsid="0057bedd" style:font-style-asian="normal" style:font-style-complex="normal"/>
    </style:style>
    <style:style style:name="T44" style:family="text">
      <style:text-properties fo:font-style="normal" officeooo:rsid="005f6ad0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48" style:family="text">
      <style:text-properties officeooo:rsid="000e2190"/>
    </style:style>
    <style:style style:name="T49" style:family="text">
      <style:text-properties officeooo:rsid="000f14d5"/>
    </style:style>
    <style:style style:name="T50" style:family="text">
      <style:text-properties officeooo:rsid="00170895"/>
    </style:style>
    <style:style style:name="T51" style:family="text">
      <style:text-properties officeooo:rsid="001ca2d5"/>
    </style:style>
    <style:style style:name="T52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3" style:family="text">
      <style:text-properties officeooo:rsid="001d696d"/>
    </style:style>
    <style:style style:name="T54" style:family="text">
      <style:text-properties officeooo:rsid="001f5dfa"/>
    </style:style>
    <style:style style:name="T55" style:family="text">
      <style:text-properties officeooo:rsid="002147c9"/>
    </style:style>
    <style:style style:name="T56" style:family="text">
      <style:text-properties officeooo:rsid="0021a103"/>
    </style:style>
    <style:style style:name="T57" style:family="text">
      <style:text-properties officeooo:rsid="002341a3"/>
    </style:style>
    <style:style style:name="T58" style:family="text">
      <style:text-properties officeooo:rsid="0023a959"/>
    </style:style>
    <style:style style:name="T59" style:family="text">
      <style:text-properties officeooo:rsid="00244aa7"/>
    </style:style>
    <style:style style:name="T60" style:family="text">
      <style:text-properties officeooo:rsid="002a4f08"/>
    </style:style>
    <style:style style:name="T61" style:family="text">
      <style:text-properties officeooo:rsid="002c56e0"/>
    </style:style>
    <style:style style:name="T62" style:family="text">
      <style:text-properties officeooo:rsid="00328b3a"/>
    </style:style>
    <style:style style:name="T63" style:family="text">
      <style:text-properties officeooo:rsid="00333a58"/>
    </style:style>
    <style:style style:name="T64" style:family="text">
      <style:text-properties officeooo:rsid="0037ba96"/>
    </style:style>
    <style:style style:name="T65" style:family="text">
      <style:text-properties officeooo:rsid="004ca676"/>
    </style:style>
    <style:style style:name="T66" style:family="text">
      <style:text-properties officeooo:rsid="004e5d64"/>
    </style:style>
    <style:style style:name="T67" style:family="text">
      <style:text-properties officeooo:rsid="00551c34"/>
    </style:style>
    <style:style style:name="T68" style:family="text">
      <style:text-properties officeooo:rsid="0056146d"/>
    </style:style>
    <style:style style:name="T69" style:family="text">
      <style:text-properties officeooo:rsid="005d210a"/>
    </style:style>
    <style:style style:name="T70" style:family="text">
      <style:text-properties officeooo:rsid="005eb25f"/>
    </style:style>
    <style:style style:name="T71" style:family="text">
      <style:text-properties officeooo:rsid="005f6ad0"/>
    </style:style>
    <style:style style:name="T72" style:family="text">
      <style:text-properties officeooo:rsid="0064233c"/>
    </style:style>
    <style:style style:name="T73" style:family="text">
      <style:text-properties officeooo:rsid="0056e1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Yao Yansi</text:p>
      <text:p text:style-name="P3">yaoyansi@gmail.com</text:p>
      <text:p text:style-name="P3">+86 135<text:span text:style-name="T48">0</text:span>-<text:span text:style-name="T48">194</text:span>-<text:span text:style-name="T48">8783</text:span></text:p>
      <text:p text:style-name="P1"/>
      <text:p text:style-name="P8">OBJECTIVE</text:p>
      <text:p text:style-name="P2">A position in CG Industry with special interests in R&amp;D<text:span text:style-name="T58">.</text:span></text:p>
      <text:p text:style-name="P1"/>
      <text:p text:style-name="P1"/>
      <text:p text:style-name="P8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8">COMPUTER SKILLS</text:p>
      <text:p text:style-name="P5"><text:span text:style-name="T3">Languages:</text:span> C/C++, Python, Shell, Perl, <text:span text:style-name="T64">x86ASM</text:span></text:p>
      <text:p text:style-name="P2"><text:span text:style-name="T3">Operation Systems:</text:span> Windows, Linux</text:p>
      <text:p text:style-name="P5"><text:span text:style-name="T3">Development Tools:</text:span> MSVC, <text:span text:style-name="T62">CodeBlocks, </text:span>CMake, SVN/Git, <text:span text:style-name="T63">Jude, </text:span>MayaAPI/mel, OpenCollada, OpenGL/GLSL, OGRE, ODE, PhysX, Bullet, <text:span text:style-name="T64">MASM</text:span></text:p>
      <text:p text:style-name="P2"><text:span text:style-name="T3">Graphics Tools:</text:span> Maya, Blender, Photoshop</text:p>
      <text:p text:style-name="P6">Others: <text:span text:style-name="T40">Design Pattern</text:span></text:p>
      <text:p text:style-name="P1"/>
      <text:p text:style-name="P1"/>
      <text:p text:style-name="P8">EXPERIENCE</text:p>
      <text:p text:style-name="P4"><text:span text:style-name="T10">Software Engineer </text:span><text:s text:c="18"/>Sept<text:span text:style-name="T49">ember </text:span>201<text:span text:style-name="T49">3</text:span></text:p>
      <text:p text:style-name="P4"><text:span text:style-name="T49">R&amp;D</text:span> Department, <text:span text:style-name="T1"><text:s/></text:span><text:span text:style-name="T2">ShangHai CudaTec Technology Development Limited Company</text:span></text:p>
      <text:list xml:id="list7376852652013942861" text:style-name="L1">
        <text:list-item>
          <text:p text:style-name="P11"><text:span text:style-name="T19">D</text:span><text:span text:style-name="T20">esigned, implemented and tested</text:span><text:span text:style-name="T19"> a product-quality Maya plug-in. </text:span><text:span text:style-name="T26">This plugin can translate the following data to renderer: Geometry(polygon/nurbs/subdiv/particle/</text:span><text:span text:style-name="T28">nparticle</text:span><text:span text:style-name="T26">/</text:span><text:span text:style-name="T28">hair</text:span><text:span text:style-name="T26">), </text:span><text:span text:style-name="T27">Instance</text:span><text:span text:style-name="T26">, Light(point/area/ directional/spot/mesh light/user-defined light), </text:span><text:span text:style-name="T27">M</text:span><text:span text:style-name="T26">ost of </text:span><text:span text:style-name="T34">M</text:span><text:span text:style-name="T26">aya internal render nodes(surface shader/displacement shader/shading group/</text:span><text:span text:style-name="T27">texture/</text:span><text:span text:style-name="T26">utility and etc), </text:span><text:span text:style-name="T27">User-defined shader, </text:span><text:span text:style-name="T31">Shader</text:span><text:span text:style-name="T32">G</text:span><text:span text:style-name="T31">raph,</text:span><text:span text:style-name="T27"> R</text:span><text:span text:style-name="T26">endering mode(interactive/IPR/Batch/swatch rendering), </text:span><text:span text:style-name="T27">AOV.</text:span></text:p>
        </text:list-item>
        <text:list-item>
          <text:p text:style-name="P12"><text:span text:style-name="T23">Responsible for </text:span><text:span text:style-name="T22">planning, </text:span><text:span text:style-name="T23">design, development, </text:span><text:span text:style-name="T25">collaboration, </text:span><text:span text:style-name="T22">code review, testing and</text:span><text:span text:style-name="T23"> </text:span><text:span text:style-name="T22">release. </text:span><text:span text:style-name="T29">U</text:span><text:span text:style-name="T22">s</text:span><text:span text:style-name="T30">ed</text:span><text:span text:style-name="T22"> agile methodologies </text:span><text:span text:style-name="T30">in this project development</text:span><text:span text:style-name="T22">: continuous integration, test-driven development, unit testing </text:span><text:span text:style-name="T25">and automation testing</text:span><text:span text:style-name="T22">. </text:span><text:span text:style-name="T33">And took the responsibility for releasing the package from alpha1 to alpha5.</text:span></text:p>
        </text:list-item>
        <text:list-item>
          <text:p text:style-name="P18"><text:span text:style-name="T65">Constructed</text:span> and maintained the code <text:span text:style-name="T65">repository </text:span>server for the team.</text:p>
        </text:list-item>
        <text:list-item>
          <text:p text:style-name="P13"><text:span text:style-name="T22">P</text:span><text:span text:style-name="T24">rovided </text:span><text:span text:style-name="T22">service</text:span><text:span text:style-name="T24">s</text:span><text:span text:style-name="T22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3187704120078047422" text:style-name="L2">
        <text:list-item>
          <text:p text:style-name="P19">Developed a tornado particle effect <text:span text:style-name="T50">for </text:span><text:span text:style-name="T5">OSG</text:span><text:span text:style-name="T50"> engine.</text:span></text:p>
        </text:list-item>
        <text:list-item>
          <text:p text:style-name="P20">Trimmed <text:span text:style-name="T3">ossim</text:span> which is a third-party library for our engine.</text:p>
          <text:p text:style-name="P37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213844521811370" text:continue-numbering="true" text:style-name="L2">
        <text:list-item>
          <text:p text:style-name="P23">Developed <text:span text:style-name="T66">a</text:span> 3D virtual world based on <text:span text:style-name="T3">RealXtend </text:span><text:span text:style-name="T42">with the integration of</text:span><text:span text:style-name="T4"> Kinect, OgreHaptics, </text:span><text:span text:style-name="T42">fluid surface construction and UI localization.</text:span></text:p>
        </text:list-item>
        <text:list-item>
          <text:p text:style-name="P14"><text:span text:style-name="T12">Integrated Blender's GPU renderer </text:span><text:span text:style-name="T18">Cycles</text:span><text:span text:style-name="T12"> with parallel rendering middle-ware </text:span><text:span text:style-name="T18">Equalizer</text:span><text:span text:style-name="T12">.</text:span></text:p>
        </text:list-item>
      </text:list>
      <text:p text:style-name="P2"><text:soft-page-break/></text:p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213843662492829" text:continue-numbering="true" text:style-name="L2">
        <text:list-item>
          <text:p text:style-name="P15"><text:span text:style-name="T12">Developed the core module of lip-sync plug-in for </text:span><text:span text:style-name="T35">Maya</text:span><text:span text:style-name="T12">. (T</text:span><text:span text:style-name="T16">his plug-in has been registered as the</text:span><text:span text:style-name="T17"> proprietary </text:span><text:span text:style-name="T16">with the software copyright registration ID 0183406</text:span><text:span text:style-name="T12">)</text:span></text:p>
        </text:list-item>
        <text:list-item>
          <text:p text:style-name="P24">Developed a <text:span text:style-name="T46">product-quality Maya t</text:span><text:span text:style-name="T47">o 3ds format </text:span>t<text:span text:style-name="T58">ranslator</text:span> for <text:span text:style-name="T3">R</text:span><text:span text:style-name="T6">edboard</text:span><text:span text:style-name="T58"> Ltd</text:span>.</text:p>
        </text:list-item>
        <text:list-item>
          <text:p text:style-name="P24">Developed <text:span text:style-name="T58">a </text:span>rigid/<text:span text:style-name="T51">soft</text:span> body dynamic system for <text:span text:style-name="T45">Maya</text:span> based on <text:span text:style-name="T3">Bullet Physics Engine</text:span>.</text:p>
        </text:list-item>
        <text:list-item>
          <text:p text:style-name="P24">Developed a procedural texture <text:span text:style-name="T51">which projects the inner region of a closed NURBS to a texture</text:span>.</text:p>
        </text:list-item>
        <text:list-item>
          <text:p text:style-name="P24">O<text:span text:style-name="T59">ptimized the modules</text:span> in pre-check process, and save<text:span text:style-name="T60">d </text:span>80% time for th<text:span text:style-name="T59">at process</text:span>.</text:p>
        </text:list-item>
        <text:list-item>
          <text:p text:style-name="P24">I<text:span text:style-name="T51">mplemented the core module in the paper: <text:s/></text:span><text:span text:style-name="T52">A System to Reuse Facial Rigs and Animations.</text:span></text:p>
        </text:list-item>
        <text:list-item>
          <text:p text:style-name="P34">Parsed <text:s/>Maya Geometry Cache(*.mc) format and Maya Particle Cache(*.pdc) <text:s/>format.</text:p>
        </text:list-item>
        <text:list-item>
          <text:p text:style-name="P24">Maintained <text:span text:style-name="T3">LiquidMaya</text:span>.</text:p>
        </text:list-item>
        <text:list-item>
          <text:p text:style-name="P24">Designed <text:span text:style-name="T51">and deployed </text:span>the SVN server, <text:span text:style-name="T51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213844442319186" text:continue-numbering="true" text:style-name="L2">
        <text:list-item>
          <text:p text:style-name="P24">Participated <text:span text:style-name="T72">in </text:span>the development of <text:s/>TUYA World II which is a 3D virtual world <text:span text:style-name="T53">on-line game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13844290670781" text:continue-numbering="true" text:style-name="L2">
        <text:list-item>
          <text:p text:style-name="P25"><text:span text:style-name="T54">Participated in the </text:span>test<text:span text:style-name="T73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213842788854949" text:continue-numbering="true" text:style-name="L2">
        <text:list-item>
          <text:p text:style-name="P26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8">RESEARCH</text:p>
      <text:p text:style-name="P2">M<text:span text:style-name="T57">aster's Thesis:</text:span></text:p>
      <text:list xml:id="list2101833890822229258" text:style-name="L3">
        <text:list-item>
          <text:p text:style-name="P31">R<text:span text:style-name="T57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13843047956918" text:continue-list="list213842788854949" text:style-name="L2">
        <text:list-item>
          <text:p text:style-name="P32">A System to Reuse Facial Rigs and Animations</text:p>
        </text:list-item>
      </text:list>
      <text:p text:style-name="P1"/>
      <text:p text:style-name="P1"/>
      <text:p text:style-name="P8">OPEN-SOURCE PROJECTS</text:p>
      <text:list xml:id="list213844440232985" text:continue-numbering="true" text:style-name="L2">
        <text:list-item>
          <text:p text:style-name="P10"><text:span text:style-name="T12">MyMagicBox (</text:span><text:a xlink:type="simple" xlink:href="https://github.com/yaoyansi/mymagicbox" office:target-frame-name="_blank" xlink:show="new"><text:span text:style-name="T12">https://github.com/yaoyansi/mymagicbox</text:span></text:a><text:span text:style-name="T12">)<text:line-break/></text:span><text:span text:style-name="T37">Role: </text:span><text:span text:style-name="T38">Creator</text:span><text:span text:style-name="T37"><text:line-break/></text:span><text:span text:style-name="T39">M</text:span><text:span text:style-name="T37">iscellaneous projects for exercises.</text:span></text:p>
        </text:list-item>
        <text:list-item>
          <text:p text:style-name="P16"><text:span text:style-name="T12">Maya2renderer(</text:span><text:a xlink:type="simple" xlink:href="https://github.com/maya2renderer/maya2renderer"><text:span text:style-name="T12">https://github.com/maya2renderer/maya2renderer</text:span></text:a><text:span text:style-name="T12">)</text:span></text:p>
          <text:p text:style-name="P16"><text:span text:style-name="T12">R</text:span><text:span text:style-name="T15">ole: Creator</text:span></text:p>
          <text:p text:style-name="P27">Based on <text:span text:style-name="T3">LiquidMaya</text:span>, this project aims to provide a framework to translate <text:span text:style-name="T40">Maya</text:span> d<text:span text:style-name="T55">ata</text:span> to <text:span text:style-name="T55">a</text:span> renderer. I<text:span text:style-name="T55">t supports </text:span><text:span text:style-name="T7">3Delight</text:span>, <text:span text:style-name="T3">Elvishray</text:span> and <text:span text:style-name="T3">Appleseed</text:span> <text:span text:style-name="T56">now.</text:span></text:p>
          <text:p text:style-name="P27"/>
        </text:list-item>
        <text:list-item>
          <text:p text:style-name="P27">M<text:span text:style-name="T55">ayaExporter(</text:span><text:a xlink:type="simple" xlink:href="http://code.google.com/p/mayaexporter/"><text:span text:style-name="T55">http://code.google.com/p/mayaexporter/</text:span></text:a><text:span text:style-name="T55">)</text:span></text:p>
          <text:p text:style-name="P28">R<text:span text:style-name="T61">ole: Creator</text:span></text:p>
          <text:p text:style-name="P21"><text:span text:style-name="T71">An experimental project which aims to provide a framework to export Maya data to a renderer. This project is refactored from </text:span><text:span text:style-name="T9">ColladaMaya</text:span><text:span text:style-name="T67">.</text:span>.</text:p>
          <text:p text:style-name="P27"><text:soft-page-break/></text:p>
        </text:list-item>
        <text:list-item>
          <text:p text:style-name="P16"><text:span text:style-name="T12">GPExport</text:span><text:span text:style-name="T13">er</text:span><text:span text:style-name="T12">(</text:span><text:a xlink:type="simple" xlink:href="http://code.google.com/p/gpexport/"><text:span text:style-name="T12">http://code.google.com/p/gpexport/</text:span></text:a><text:span text:style-name="T12">)</text:span></text:p>
          <text:p text:style-name="P28">R<text:span text:style-name="T61">ole: </text:span><text:span text:style-name="T41">Developer</text:span></text:p>
          <text:p text:style-name="P29"><text:span text:style-name="T44">A</text:span><text:span text:style-name="T43"> light-weight exporter for Maya, and </text:span><text:span text:style-name="T68">I fixed some bugs and did some optimization.</text:span></text:p>
          <text:p text:style-name="P27"/>
        </text:list-item>
        <text:list-item>
          <text:p text:style-name="P27">S<text:span text:style-name="T55">imple </text:span>Cloth Simulation (<text:a xlink:type="simple" xlink:href="http://blog.csdn.net/yaoyansi/archive/2007/09/05/1774002.aspx">http://blog.csdn.net/yaoyansi/archive/2007/09/05/1774002.aspx</text:a>)</text:p>
          <text:p text:style-name="P28">R<text:span text:style-name="T61">ole: Creator</text:span></text:p>
          <text:p text:style-name="P27">I<text:span text:style-name="T55">mplemented the Mass-Spring module for cloth simulation. D</text:span>eveloped an algorithm fo<text:span text:style-name="T59">r computing</text:span> a <text:span text:style-name="T55">general </text:span>polyhedron'<text:span text:style-name="T59">s </text:span>volume. T<text:span text:style-name="T57">his algorithm i</text:span>s mentioned in <text:span text:style-name="T3">Game Development Gems 6.</text:span></text:p>
          <text:p text:style-name="P33"/>
        </text:list-item>
        <text:list-item>
          <text:p text:style-name="P30"><text:span text:style-name="T40">OpenCollada(</text:span><text:a xlink:type="simple" xlink:href="http://code.google.com/p/opencollada/"><text:span text:style-name="T40">http://code.google.com/p/opencollada/</text:span></text:a><text:span text:style-name="T40">)</text:span></text:p>
          <text:p text:style-name="P28"><text:span text:style-name="T40">R</text:span><text:span text:style-name="T41">ole: Developer</text:span></text:p>
          <text:p text:style-name="P22"><text:span text:style-name="T70">Simplified</text:span> the <text:span text:style-name="T56">3ds export process with </text:span><text:span text:style-name="T8">lib3ds </text:span><text:span text:style-name="T69">library and fixed some bugs.</text:span></text:p>
        </text:list-item>
      </text:list>
      <text:p text:style-name="P7"/>
      <text:list xml:id="list213844635234810" text:continue-numbering="true" text:style-name="L2">
        <text:list-item>
          <text:p text:style-name="P17"><text:span text:style-name="T35">GPUS</text:span><text:span text:style-name="T36">PH</text:span><text:span text:style-name="T35">sim (</text:span><text:a xlink:type="simple" xlink:href="http://code.google.com/p/gpusphsim/"><text:span text:style-name="T35">http://code.google.com/p/gpusphsim/</text:span></text:a><text:span text:style-name="T35">)</text:span></text:p>
          <text:p text:style-name="P28"><text:span text:style-name="T40">R</text:span><text:span text:style-name="T41">ole: Developer</text:span></text:p>
          <text:p text:style-name="P35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9T21:38:42.308687075</dc:date>
    <meta:editing-duration>PT9H46M37S</meta:editing-duration>
    <meta:editing-cycles>155</meta:editing-cycles>
    <dc:creator>user0 </dc:creator>
    <meta:document-statistic meta:table-count="0" meta:image-count="0" meta:object-count="0" meta:page-count="3" meta:paragraph-count="82" meta:word-count="668" meta:character-count="5058" meta:non-whitespace-character-count="4395"/>
  </office:meta>
</office:document-meta>
</file>